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06E5BF714B8396491B6.png" manifest:media-type="image/png"/>
  <manifest:file-entry manifest:full-path="Pictures/100000B80000295700000B5E8EE89DDAECB1D2C1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1d18" officeooo:paragraph-rsid="00101d18"/>
    </style:style>
    <style:style style:name="fr1" style:family="graphic" style:parent-style-name="Graphics">
      <style:graphic-properties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17cm" svg:height="10.07cm" draw:z-index="0"><draw:image xlink:href="Pictures/100000B80000295700000B5E8EE89DDAECB1D2C1.svg" xlink:type="simple" xlink:show="embed" xlink:actuate="onLoad" draw:mime-type="image/svg+xml"/><draw:image xlink:href="Pictures/10000001000001900000006E5BF714B8396491B6.png" xlink:type="simple" xlink:show="embed" xlink:actuate="onLoad" draw:mime-type="image/png"/></draw:frame>Hell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_5f__5f_XXX_5f__5f__5f_invalid" style:display-name="__XXX___invalid" style:family="text"/>
    <style:style style:name="Graphics" style:family="graphic">
      <style:graphic-properties svg:width="9.999cm" svg:height="0.041cm" text:anchor-type="paragraph" svg:x="0cm" svg:y="0cm" fo:margin-left="0.199cm" fo:margin-right="0.199cm" fo:margin-top="0.199cm" fo:margin-bottom="0.199cm" style:wrap="non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text:style-name="_5f__5f_XXX_5f__5f__5f_invalid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_5f__5f_XXX_5f__5f__5f_invalid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_5f__5f_XXX_5f__5f__5f_invalid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_5f__5f_XXX_5f__5f__5f_invalid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_5f__5f_XXX_5f__5f__5f_invalid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_5f__5f_XXX_5f__5f__5f_invalid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_5f__5f_XXX_5f__5f__5f_invalid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_5f__5f_XXX_5f__5f__5f_invalid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_5f__5f_XXX_5f__5f__5f_invalid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_5f__5f_XXX_5f__5f__5f_invalid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30T20:05:44.299000000</meta:creation-date>
    <dc:date>2022-06-14T14:07:56.544858082</dc:date>
    <meta:editing-duration>PT40S</meta:editing-duration>
    <meta:editing-cycles>2</meta:editing-cycles>
    <meta:generator>LibreOfficeDev/7.5.0.0.alpha0$Linux_X86_64 LibreOffice_project/3abaa6d201b353c56ef3073d9a10d6823f42ce56</meta:generator>
    <meta:document-statistic meta:table-count="0" meta:image-count="1" meta:object-count="0" meta:page-count="1" meta:paragraph-count="1" meta:word-count="1" meta:character-count="5" meta:non-whitespace-character-count="5"/>
  </office:meta>
</office:document-meta>
</file>